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7.639cm" fo:margin-left="-0.485cm" table:align="left" style:writing-mode="lr-tb"/>
    </style:style>
    <style:style style:name="Table1.A" style:family="table-column">
      <style:table-column-properties style:column-width="0.462cm"/>
    </style:style>
    <style:style style:name="Table1.B" style:family="table-column">
      <style:table-column-properties style:column-width="0.931cm"/>
    </style:style>
    <style:style style:name="Table1.C" style:family="table-column">
      <style:table-column-properties style:column-width="2.588cm"/>
    </style:style>
    <style:style style:name="Table1.D" style:family="table-column">
      <style:table-column-properties style:column-width="0.6cm"/>
    </style:style>
    <style:style style:name="Table1.E" style:family="table-column">
      <style:table-column-properties style:column-width="0.34cm"/>
    </style:style>
    <style:style style:name="Table1.F" style:family="table-column">
      <style:table-column-properties style:column-width="1.111cm"/>
    </style:style>
    <style:style style:name="Table1.G" style:family="table-column">
      <style:table-column-properties style:column-width="1.746cm"/>
    </style:style>
    <style:style style:name="Table1.I" style:family="table-column">
      <style:table-column-properties style:column-width="0.824cm"/>
    </style:style>
    <style:style style:name="Table1.J" style:family="table-column">
      <style:table-column-properties style:column-width="3.304cm"/>
    </style:style>
    <style:style style:name="Table1.K" style:family="table-column">
      <style:table-column-properties style:column-width="0.318cm"/>
    </style:style>
    <style:style style:name="Table1.L" style:family="table-column">
      <style:table-column-properties style:column-width="1.325cm"/>
    </style:style>
    <style:style style:name="Table1.M" style:family="table-column">
      <style:table-column-properties style:column-width="0.898cm"/>
    </style:style>
    <style:style style:name="Table1.N" style:family="table-column">
      <style:table-column-properties style:column-width="1.603cm"/>
    </style:style>
    <style:style style:name="Table1.O" style:family="table-column">
      <style:table-column-properties style:column-width="0.47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O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7.639cm" fo:margin-left="-0.485cm" table:align="left" style:writing-mode="lr-tb"/>
    </style:style>
    <style:style style:name="Table2.A" style:family="table-column">
      <style:table-column-properties style:column-width="0.462cm"/>
    </style:style>
    <style:style style:name="Table2.B" style:family="table-column">
      <style:table-column-properties style:column-width="0.931cm"/>
    </style:style>
    <style:style style:name="Table2.C" style:family="table-column">
      <style:table-column-properties style:column-width="2.588cm"/>
    </style:style>
    <style:style style:name="Table2.D" style:family="table-column">
      <style:table-column-properties style:column-width="0.6cm"/>
    </style:style>
    <style:style style:name="Table2.E" style:family="table-column">
      <style:table-column-properties style:column-width="0.34cm"/>
    </style:style>
    <style:style style:name="Table2.F" style:family="table-column">
      <style:table-column-properties style:column-width="1.111cm"/>
    </style:style>
    <style:style style:name="Table2.G" style:family="table-column">
      <style:table-column-properties style:column-width="1.746cm"/>
    </style:style>
    <style:style style:name="Table2.I" style:family="table-column">
      <style:table-column-properties style:column-width="0.824cm"/>
    </style:style>
    <style:style style:name="Table2.J" style:family="table-column">
      <style:table-column-properties style:column-width="3.304cm"/>
    </style:style>
    <style:style style:name="Table2.K" style:family="table-column">
      <style:table-column-properties style:column-width="0.318cm"/>
    </style:style>
    <style:style style:name="Table2.L" style:family="table-column">
      <style:table-column-properties style:column-width="1.325cm"/>
    </style:style>
    <style:style style:name="Table2.M" style:family="table-column">
      <style:table-column-properties style:column-width="0.898cm"/>
    </style:style>
    <style:style style:name="Table2.N" style:family="table-column">
      <style:table-column-properties style:column-width="1.603cm"/>
    </style:style>
    <style:style style:name="Table2.O" style:family="table-column">
      <style:table-column-properties style:column-width="0.4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O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3" style:family="paragraph" style:parent-style-name="Standard" style:list-style-name="WW8Num1"/>
    <style:style style:name="P4" style:family="paragraph" style:parent-style-name="Standard">
      <style:paragraph-properties fo:margin-top="0.106cm" fo:margin-bottom="0cm"/>
      <style:text-properties fo:font-size="9pt" style:font-size-asian="9pt" style:font-size-complex="9pt"/>
    </style:style>
    <style:style style:name="P5" style:family="paragraph" style:parent-style-name="Standard">
      <style:paragraph-properties fo:margin-top="0.106cm" fo:margin-bottom="0.106cm" fo:text-align="center" style:justify-single-word="false" style:snap-to-layout-grid="false"/>
      <style:text-properties fo:font-weight="bold" style:font-weight-asian="bold"/>
    </style:style>
    <style:style style:name="P6" style:family="paragraph" style:parent-style-name="Standard">
      <style:paragraph-properties fo:margin-top="0.035cm" fo:margin-bottom="0.423cm" style:snap-to-layout-grid="false"/>
      <style:text-properties fo:font-size="9pt" style:font-size-asian="9pt" style:font-size-complex="9pt"/>
    </style:style>
    <style:style style:name="P7" style:family="paragraph" style:parent-style-name="Standard">
      <style:paragraph-properties fo:margin-top="0.035cm" fo:margin-bottom="0.423cm" fo:text-align="center" style:justify-single-word="false" style:snap-to-layout-grid="false"/>
      <style:text-properties fo:font-size="8pt" style:font-size-asian="8pt" style:font-size-complex="8pt"/>
    </style:style>
    <style:style style:name="P8" style:family="paragraph" style:parent-style-name="Standard">
      <style:paragraph-properties fo:margin-top="0.035cm" fo:margin-bottom="0.423cm" style:snap-to-layout-grid="false"/>
      <style:text-properties fo:font-size="8pt" style:font-size-asian="8pt" style:font-size-complex="8pt"/>
    </style:style>
    <style:style style:name="P9" style:family="paragraph" style:parent-style-name="Standard">
      <style:paragraph-properties fo:margin-top="0.423cm" fo:margin-bottom="0cm"/>
    </style:style>
    <style:style style:name="P10" style:family="paragraph" style:parent-style-name="Standard">
      <style:paragraph-properties fo:margin-top="0.423cm" fo:margin-bottom="0cm"/>
      <style:text-properties fo:font-size="9pt" style:font-size-asian="9pt" style:font-size-complex="9pt"/>
    </style:style>
    <style:style style:name="P11" style:family="paragraph" style:parent-style-name="Standard">
      <style:paragraph-properties fo:margin-top="0.423cm" fo:margin-bottom="0cm" style:snap-to-layout-grid="false"/>
      <style:text-properties fo:font-size="9pt" style:font-size-asian="9pt" style:font-size-complex="9pt"/>
    </style:style>
    <style:style style:name="P12" style:family="paragraph" style:parent-style-name="Standard">
      <style:paragraph-properties fo:margin-top="0.423cm" fo:margin-bottom="0cm"/>
      <style:text-properties fo:font-weight="bold" style:font-weight-asian="bold"/>
    </style:style>
    <style:style style:name="P13" style:family="paragraph" style:parent-style-name="Standard">
      <style:paragraph-properties fo:margin-top="0.635cm" fo:margin-bottom="0cm"/>
    </style:style>
    <style:style style:name="P14" style:family="paragraph" style:parent-style-name="Standard">
      <style:paragraph-properties fo:margin-top="0.635cm" fo:margin-bottom="0cm"/>
      <style:text-properties fo:font-size="9pt" style:font-size-asian="9pt" style:font-size-complex="9pt"/>
    </style:style>
    <style:style style:name="P15" style:family="paragraph" style:parent-style-name="Standard">
      <style:paragraph-properties fo:margin-left="7.62cm" fo:margin-right="0cm" fo:margin-top="0.423cm" fo:margin-bottom="0.106cm" fo:text-indent="0cm" style:auto-text-indent="false"/>
    </style:style>
    <style:style style:name="P16" style:family="paragraph" style:parent-style-name="Standard">
      <style:paragraph-properties fo:margin-left="7.62cm" fo:margin-right="0cm" fo:margin-top="0.423cm" fo:margin-bottom="0.106cm" fo:text-indent="0cm" style:auto-text-indent="false"/>
      <style:text-properties fo:font-size="9pt" style:font-size-asian="9pt" style:font-size-complex="9pt"/>
    </style:style>
    <style:style style:name="P17" style:family="paragraph" style:parent-style-name="Standard">
      <style:paragraph-properties fo:margin-left="1.27cm" fo:margin-right="0cm" fo:margin-top="0.212cm" fo:margin-bottom="0cm" fo:text-indent="0cm" style:auto-text-indent="false"/>
    </style:style>
    <style:style style:name="P18" style:family="paragraph" style:parent-style-name="Standard">
      <style:paragraph-properties fo:margin-left="2.54cm" fo:margin-right="0cm" fo:text-indent="0cm" style:auto-text-indent="false"/>
    </style:style>
    <style:style style:name="P19" style:family="paragraph" style:parent-style-name="Standard">
      <style:paragraph-properties fo:margin-left="5.08cm" fo:margin-right="0cm" fo:text-indent="0cm" style:auto-text-indent="false"/>
    </style:style>
    <style:style style:name="P20" style:family="paragraph" style:parent-style-name="Standard">
      <style:paragraph-properties fo:margin-left="6.35cm" fo:margin-right="0cm" fo:text-indent="0cm" style:auto-text-indent="false"/>
    </style:style>
    <style:style style:name="P21" style:family="paragraph" style:parent-style-name="Standard" style:list-style-name="WW8Num1">
      <style:paragraph-properties fo:margin-left="-1.753cm" fo:margin-right="0cm" fo:text-indent="0cm" style:auto-text-indent="false"/>
    </style:style>
    <style:style style:name="P22" style:family="paragraph" style:parent-style-name="Standard">
      <style:paragraph-properties fo:margin-left="0cm" fo:margin-right="0.635cm" fo:text-align="center" style:justify-single-word="false" fo:text-indent="0cm" style:auto-text-indent="false" fo:padding-left="0cm" fo:padding-right="0cm" fo:padding-top="0.035cm" fo:padding-bottom="0cm" fo:border-left="none" fo:border-right="none" fo:border-top="0.018cm solid #000000" fo:border-bottom="none"/>
      <style:text-properties fo:font-size="9pt" style:font-size-asian="9pt"/>
    </style:style>
    <style:style style:name="P23" style:family="paragraph" style:parent-style-name="Standard" style:master-page-name="Standard">
      <style:paragraph-properties style:page-number="auto"/>
      <style:text-properties fo:font-size="4pt" style:font-size-asian="4pt" style:font-size-complex="4pt"/>
    </style:style>
    <style:style style:name="P24" style:family="paragraph" style:parent-style-name="Header">
      <style:paragraph-properties fo:margin-top="0cm" fo:margin-bottom="0.106cm">
        <style:tab-stops>
          <style:tab-stop style:position="7.62cm" style:type="center"/>
          <style:tab-stop style:position="16.669cm" style:type="right"/>
        </style:tab-stops>
      </style:paragraph-properties>
    </style:style>
    <style:style style:name="P25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6.669cm" style:type="right"/>
        </style:tab-stops>
      </style:paragraph-properties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0pt" fo:language="en" fo:country="US" style:font-size-asian="10pt"/>
    </style:style>
    <style:style style:name="T4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F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row table:style-name="Table1.1">
          <table:table-cell table:style-name="Table1.A1" table:number-columns-spanned="15" office:value-type="string">
            <text:p text:style-name="P5">FORMAL TRAFFIC MESSAGE FOR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7">NR</text:p>
          </table:table-cell>
          <table:table-cell table:style-name="Table1.B2" office:value-type="string">
            <text:p text:style-name="P7">PRECEDENCE</text:p>
          </table:table-cell>
          <table:table-cell table:style-name="Table1.B2" table:number-columns-spanned="2" office:value-type="string">
            <text:p text:style-name="P7">HX</text:p>
          </table:table-cell>
          <table:covered-table-cell/>
          <table:table-cell table:style-name="Table1.B2" table:number-columns-spanned="3" office:value-type="string">
            <text:p text:style-name="P7">ORIGINATING STATION</text:p>
          </table:table-cell>
          <table:covered-table-cell/>
          <table:covered-table-cell/>
          <table:table-cell table:style-name="Table1.B2" office:value-type="string">
            <text:p text:style-name="P7">CK</text:p>
          </table:table-cell>
          <table:table-cell table:style-name="Table1.B2" office:value-type="string">
            <text:p text:style-name="P7">PLACE OF ORIGIN</text:p>
          </table:table-cell>
          <table:table-cell table:style-name="Table1.B2" table:number-columns-spanned="2" office:value-type="string">
            <text:p text:style-name="P7">TIME</text:p>
          </table:table-cell>
          <table:covered-table-cell/>
          <table:table-cell table:style-name="Table1.B2" table:number-columns-spanned="2" office:value-type="string">
            <text:p text:style-name="P7">DATE FILED</text:p>
          </table:table-cell>
          <table:covered-table-cell/>
          <table:table-cell table:style-name="Table1.O2" office:value-type="string">
            <text:p text:style-name="P6"/>
          </table:table-cell>
        </table:table-row>
        <table:table-row table:style-name="Table1.1">
          <table:table-cell table:style-name="Table1.O2" table:number-columns-spanned="15" office:value-type="string">
            <text:p text:style-name="P11">TO: _________________________________________________________________</text:p>
            <text:p text:style-name="P10"><text:s text:c="7"/>_________________________________________________________________</text:p>
            <text:p text:style-name="P10"><text:s text:c="7"/>_________________________________________________________________</text:p>
            <text:p text:style-name="P14"><text:s text:c="4"/>__________________ <text:s/>__________________ <text:s/>__________________ <text:s/>__________________ <text:s/>__________________</text:p>
            <text:p text:style-name="P14"><text:s text:c="4"/>__________________ <text:s/>__________________ <text:s/>__________________ <text:s/>__________________ <text:s/>__________________</text:p>
            <text:p text:style-name="P14"><text:s text:c="4"/>__________________ <text:s/>__________________ <text:s/>__________________ <text:s/>__________________ <text:s/>__________________</text:p>
            <text:p text:style-name="P14"><text:s text:c="4"/>__________________ <text:s/>__________________ <text:s/>__________________ <text:s/>__________________ <text:s/>__________________</text:p>
            <text:p text:style-name="P14"><text:s text:c="4"/>__________________ <text:s/>__________________ <text:s/>__________________ <text:s/>__________________ <text:s/>__________________</text:p>
            <text:p text:style-name="P15"><text:span text:style-name="T1">Signature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B2" table:number-columns-spanned="3" office:value-type="string">
            <text:p text:style-name="P8">RECEIVED FROM</text:p>
          </table:table-cell>
          <table:covered-table-cell/>
          <table:covered-table-cell/>
          <table:table-cell table:style-name="Table1.B2" table:number-columns-spanned="2" office:value-type="string">
            <text:p text:style-name="P8">DATE</text:p>
          </table:table-cell>
          <table:covered-table-cell/>
          <table:table-cell table:style-name="Table1.B2" office:value-type="string">
            <text:p text:style-name="P8">TIME</text:p>
          </table:table-cell>
          <table:table-cell table:style-name="Table1.B2" table:number-columns-spanned="4" office:value-type="string">
            <text:p text:style-name="P8">SENT/DELIVERED TO</text:p>
          </table:table-cell>
          <table:covered-table-cell/>
          <table:covered-table-cell/>
          <table:covered-table-cell/>
          <table:table-cell table:style-name="Table1.B2" table:number-columns-spanned="2" office:value-type="string">
            <text:p text:style-name="P8">DATE</text:p>
          </table:table-cell>
          <table:covered-table-cell/>
          <table:table-cell table:style-name="Table1.B2" office:value-type="string">
            <text:p text:style-name="P8">TIME</text:p>
          </table:table-cell>
          <table:table-cell table:style-name="Table1.O2" office:value-type="string">
            <text:p text:style-name="P8"/>
          </table:table-cell>
        </table:table-row>
        <table:table-row table:style-name="Table1.1">
          <table:table-cell table:style-name="Table1.A5" table:number-columns-spanned="15" office:value-type="string">
            <text:p text:style-name="P1">EMRG-5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F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row table:style-name="Table2.1">
          <table:table-cell table:style-name="Table2.A1" table:number-columns-spanned="15" office:value-type="string">
            <text:p text:style-name="P5">FORMAL TRAFFIC MESSAGE FOR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>NR</text:p>
          </table:table-cell>
          <table:table-cell table:style-name="Table2.B2" office:value-type="string">
            <text:p text:style-name="P7">PRECEDENCE</text:p>
          </table:table-cell>
          <table:table-cell table:style-name="Table2.B2" table:number-columns-spanned="2" office:value-type="string">
            <text:p text:style-name="P7">HX</text:p>
          </table:table-cell>
          <table:covered-table-cell/>
          <table:table-cell table:style-name="Table2.B2" table:number-columns-spanned="3" office:value-type="string">
            <text:p text:style-name="P7">ORIGINATING STATION</text:p>
          </table:table-cell>
          <table:covered-table-cell/>
          <table:covered-table-cell/>
          <table:table-cell table:style-name="Table2.B2" office:value-type="string">
            <text:p text:style-name="P7">CK</text:p>
          </table:table-cell>
          <table:table-cell table:style-name="Table2.B2" office:value-type="string">
            <text:p text:style-name="P7">PLACE OF ORIGIN</text:p>
          </table:table-cell>
          <table:table-cell table:style-name="Table2.B2" table:number-columns-spanned="2" office:value-type="string">
            <text:p text:style-name="P7">TIME</text:p>
          </table:table-cell>
          <table:covered-table-cell/>
          <table:table-cell table:style-name="Table2.B2" table:number-columns-spanned="2" office:value-type="string">
            <text:p text:style-name="P7">DATE FILED</text:p>
          </table:table-cell>
          <table:covered-table-cell/>
          <table:table-cell table:style-name="Table2.O2" office:value-type="string">
            <text:p text:style-name="P6"/>
          </table:table-cell>
        </table:table-row>
        <table:table-row table:style-name="Table2.1">
          <table:table-cell table:style-name="Table2.O2" table:number-columns-spanned="15" office:value-type="string">
            <text:p text:style-name="P11">TO: _________________________________________________________________</text:p>
            <text:p text:style-name="P10"><text:s text:c="7"/>_________________________________________________________________</text:p>
            <text:p text:style-name="P10"><text:s text:c="7"/>_________________________________________________________________</text:p>
            <text:p text:style-name="P4"/>
            <text:p text:style-name="P14"><text:s text:c="4"/>__________________ <text:s/>__________________ <text:s/>__________________ <text:s/>__________________ <text:s/>__________________</text:p>
            <text:p text:style-name="P14"><text:s text:c="4"/>__________________ <text:s/>__________________ <text:s/>__________________ <text:s/>__________________ <text:s/>__________________</text:p>
            <text:p text:style-name="P14"><text:s text:c="4"/>__________________ <text:s/>__________________ <text:s/>__________________ <text:s/>__________________ <text:s/>__________________</text:p>
            <text:p text:style-name="P14"><text:s text:c="4"/>__________________ <text:s/>__________________ <text:s/>__________________ <text:s/>__________________ <text:s/>__________________</text:p>
            <text:p text:style-name="P13"><text:span text:style-name="T1"><text:s text:c="4"/>__________________ <text:s/>__________________ <text:s/>__________________ <text:s/>__________________ <text:s/>__________________</text:span></text:p>
            <text:p text:style-name="P16">Signatur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B2" table:number-columns-spanned="3" office:value-type="string">
            <text:p text:style-name="P8">RECEIVED FROM</text:p>
          </table:table-cell>
          <table:covered-table-cell/>
          <table:covered-table-cell/>
          <table:table-cell table:style-name="Table2.B2" table:number-columns-spanned="2" office:value-type="string">
            <text:p text:style-name="P8">DATE</text:p>
          </table:table-cell>
          <table:covered-table-cell/>
          <table:table-cell table:style-name="Table2.B2" office:value-type="string">
            <text:p text:style-name="P8">TIME</text:p>
          </table:table-cell>
          <table:table-cell table:style-name="Table2.B2" table:number-columns-spanned="4" office:value-type="string">
            <text:p text:style-name="P8">SENT/DELIVERED TO</text:p>
          </table:table-cell>
          <table:covered-table-cell/>
          <table:covered-table-cell/>
          <table:covered-table-cell/>
          <table:table-cell table:style-name="Table2.B2" table:number-columns-spanned="2" office:value-type="string">
            <text:p text:style-name="P8">DATE</text:p>
          </table:table-cell>
          <table:covered-table-cell/>
          <table:table-cell table:style-name="Table2.B2" office:value-type="string">
            <text:p text:style-name="P8">TIME</text:p>
          </table:table-cell>
          <table:table-cell table:style-name="Table2.O2" office:value-type="string">
            <text:p text:style-name="P8"/>
          </table:table-cell>
        </table:table-row>
        <table:table-row table:style-name="Table2.1">
          <table:table-cell table:style-name="Table2.A5" table:number-columns-spanned="15" office:value-type="string">
            <text:p text:style-name="P1">EMRG-5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><text:soft-page-break/><text:span text:style-name="T2">NR (Number):</text:span> Assigned at the source of the message</text:p>
      <text:p text:style-name="P12">PRECEDENCE: </text:p>
      <text:p text:style-name="P17">EMERGENCY: Never abbreviated. Rarely used. Only for “life at stake” situations. </text:p>
      <text:p text:style-name="P17">PRIORITY: Very important, time limited. Would not meet EMERGENCY criteria. </text:p>
      <text:p text:style-name="Standard"><text:s text:c="30"/>Also for urgent “official messages” from disaster area.</text:p>
      <text:p text:style-name="P17">WELFARE: Inquiries about welfare of persons in a disaster area and replies to </text:p>
      <text:p text:style-name="P18"><text:s text:c="9"/>the inquiry IF reply indicates injury or damage. </text:p>
      <text:list text:style-name="WW8Num1">
        <text:list-item>
          <text:p text:style-name="P3">NOTE “all is well” replies go as routine traffic.</text:p>
        </text:list-item>
      </text:list>
      <text:p text:style-name="P17">ROUTINE: <text:s/>EVERYTHING ELSE</text:p>
      <text:p text:style-name="P9"><text:span text:style-name="T2">HANDLING INSTRUCTIONS: <text:s/></text:span>Speeds handling of longer, routine messages. </text:p>
      <text:p text:style-name="P19"><text:s text:c="7"/>When spoken, say “HX ALPHA”, etc </text:p>
      <text:p text:style-name="P20">HXA, <text:s/>HXB, <text:s/>HXC, <text:s/>HXD, etc</text:p>
      <text:p text:style-name="P9"><text:span text:style-name="T2">ORIGINATING STATION: <text:s/></text:span></text:p>
      <text:p text:style-name="P9"><text:span text:style-name="T2">CHECK: <text:s/></text:span>Most difficult part. Count all text between the address and the signature.</text:p>
      <text:list text:style-name="WW8Num1">
        <text:list-item>
          <text:p text:style-name="P21">A word is anything separated by spaces.</text:p>
        </text:list-item>
        <text:list-item>
          <text:p text:style-name="P21">X-RAY = one word <text:s/>73=one word</text:p>
        </text:list-item>
        <text:list-item>
          <text:p text:style-name="P21">SEVENTY THREE = two words</text:p>
        </text:list-item>
        <text:list-item>
          <text:p text:style-name="P21">J Q PUBLIC = three words</text:p>
        </text:list-item>
        <text:list-item>
          <text:p text:style-name="P21">YOURS TRULY DOCTOR JOE BLOW = 2 words (all after truly is in the signature, so not counted)</text:p>
        </text:list-item>
      </text:list>
      <text:p text:style-name="P9"><text:span text:style-name="T2">PLACE OF ORIGIN: <text:s/></text:span></text:p>
      <text:p text:style-name="P9"><text:span text:style-name="T2">TIME (UTC): <text:s/></text:span></text:p>
      <text:p text:style-name="P9"><text:span text:style-name="T2">DATE (UTC): <text:s/></text:span></text:p>
      <text:p text:style-name="P9"><text:span text:style-name="T2">TO: <text:s/></text:span>Include all the information you can. (name of course, but also address, postal code</text:p>
      <text:p text:style-name="Standard"><text:s text:c="8"/>telephone number). The more info here, the better the chances of delivery. </text:p>
      <text:p text:style-name="Standard"><text:s text:c="8"/>Then try to fit it into four lines !</text:p>
      <text:p text:style-name="P9"><text:span text:style-name="T2">TEXT:</text:span> <text:s/>Write the message down, preferably in five word groups. If you miss something, </text:p>
      <text:p text:style-name="Standard"><text:s text:c="12"/>don’t guess, remember “say again all after...” etc. Make sure you know where it</text:p>
      <text:p text:style-name="Standard"><text:s text:c="12"/>is going, before you let the sender get away. <text:s/></text:p>
      <text:p text:style-name="P9"><text:span text:style-name="T2">SIGNATURE: <text:s/></text:span>Signature of the person who originated this message.</text:p>
      <text:p text:style-name="P9"><text:span text:style-name="T2">RECEIVED FROM: <text:s/></text:span>Identify the station you received this message from.</text:p>
      <text:p text:style-name="P9"><text:span text:style-name="T2">SENT TO: <text:s/></text:span>Identify the station that received this mess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C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keep-together="always" fo:orphans="0" fo:widows="0" fo:hyphenation-ladder-count="no-limit" fo:text-indent="0cm" style:auto-text-indent="false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orphans="0" fo:widows="0" fo:hyphenation-ladder-count="no-limit" fo:text-indent="0cm" style:auto-text-indent="false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0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3cm"/>
      </text:outline-level-style>
      <text:outline-level-style text:level="4" style:num-format="1" text:display-levels="4">
        <style:list-level-properties text:min-label-width="1.801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10.16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11.43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2.7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3.9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3cm"/>
      </text:list-level-style-number>
      <text:list-level-style-number text:level="4" style:num-format="1" text:display-levels="4">
        <style:list-level-properties text:min-label-width="1.801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P1" style:family="paragraph" style:parent-style-name="Header">
      <style:paragraph-properties fo:margin-top="0cm" fo:margin-bottom="0.106cm">
        <style:tab-stops>
          <style:tab-stop style:position="7.62cm" style:type="center"/>
          <style:tab-stop style:position="16.669cm" style:type="right"/>
        </style:tab-stops>
      </style:paragraph-properties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6.669cm" style:type="right"/>
        </style:tab-stops>
      </style:paragraph-properties>
    </style:style>
    <style:style style:name="P3" style:family="paragraph" style:parent-style-name="Standard">
      <style:paragraph-properties fo:margin-left="0cm" fo:margin-right="0.635cm" fo:text-align="center" style:justify-single-word="false" fo:text-indent="0cm" style:auto-text-indent="false" fo:padding-left="0cm" fo:padding-right="0cm" fo:padding-top="0.035cm" fo:padding-bottom="0cm" fo:border-left="none" fo:border-right="none" fo:border-top="0.018cm solid #000000" fo:border-bottom="none"/>
      <style:text-properties fo:font-size="9pt" style:font-size-asian="9pt"/>
    </style:style>
    <style:style style:name="P4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language="en" fo:country="US" style:font-size-asian="10pt"/>
    </style:style>
    <style:page-layout style:name="pm1">
      <style:page-layout-properties fo:page-width="21.59cm" fo:page-height="27.94cm" style:num-format="1" style:print-orientation="portrait" fo:margin-top="0.991cm" fo:margin-bottom="0.762cm" fo:margin-left="2.489cm" fo:margin-right="2.48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19cm" fo:margin-bottom="1.12cm" style:dynamic-spacing="true"/>
      </style:header-style>
      <style:footer-style>
        <style:header-footer-properties fo:min-height="1.016cm" fo:margin-top="0.917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EMRG-522<text:tab/><text:tab/>FORMAL MESSAGE FORM</text:span></text:p>
        <text:p text:style-name="P2"><text:span text:style-name="T2">Version: </text:span><text:span text:style-name="T2">1.0 <text:tab/>Emergency Measures Radio Group<text:tab/>Classification: Public<text:tab/></text:span></text:p>
      </style:header>
      <style:footer>
        <text:p text:style-name="P3">TRAINED VOLUNTEER RADIO OPERATORS PREPARED TO PROVIDE</text:p>
        <text:p text:style-name="P4"><text:s/>COMMUNICATIONS IN AN EMERGENC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EMRG Document</dc:title>
    <dc:subject>Document</dc:subject>
    <meta:initial-creator>USER</meta:initial-creator>
    <meta:creation-date>2009-11-21T04:33:00</meta:creation-date>
    <dc:creator>USER</dc:creator>
    <dc:date>2009-12-17T07:10:00</dc:date>
    <meta:print-date>2004-05-19T16:50:00</meta:print-date>
    <meta:editing-cycles>4</meta:editing-cycles>
    <meta:editing-duration>PT52M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85" meta:word-count="335" meta:character-count="3582"/>
  </office:meta>
</office:document-meta>
</file>